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d93" officeooo:paragraph-rsid="000b9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usr/bin/env python</text:p>
      <text:p text:style-name="P1">import sys</text:p>
      <text:p text:style-name="P1">import rospy</text:p>
      <text:p text:style-name="P1">from baxter_interface import gripper as robot_gripper</text:p>
      <text:p text:style-name="P1">#from intera_interface import gripper as robot_gripper</text:p>
      <text:p text:style-name="P1">from std_msgs.msg import String</text:p>
      <text:p text:style-name="P1">from sensor_msgs.msg import JointState</text:p>
      <text:p text:style-name="P1">import gripper_sub</text:p>
      <text:p text:style-name="P1">import tf2_ros</text:p>
      <text:p text:style-name="P1"># import math</text:p>
      <text:p text:style-name="P1">import numpy as np</text:p>
      <text:p text:style-name="P1">joint_angles = np.array([])</text:p>
      <text:p text:style-name="P1"># JOINT_DEFAULT = np.array([90, 109.35791016, -48.07617187, 0, 0, 70.22460937, 0])</text:p>
      <text:p text:style-name="P1">JOINT_DEFAULT = np.array([1.14473316, 1.84883034, 0.0882039, -0.96180595, -0.68760689, 1.00168945, 0.41839326])</text:p>
      <text:p text:style-name="P1"># JOINT_DEFAULT = np.array([50.49316406, 95.31738281, 5.44921875, -56.62353516, -27.0703125, 65.28076172, 30.01464844])</text:p>
      <text:p text:style-name="P1"/>
      <text:p text:style-name="P1">def callback(message):</text:p>
      <text:p text:style-name="P1"><text:s text:c="2"/>global joint_angles</text:p>
      <text:p text:style-name="P1"><text:s text:c="2"/># print("hi")</text:p>
      <text:p text:style-name="P1"><text:s text:c="2"/>#Print the contents of the message to the console</text:p>
      <text:p text:style-name="P1"><text:s text:c="2"/># print(message.position[[4],[5],[2],[3],[6],[7],[8]])</text:p>
      <text:p text:style-name="P1"><text:s text:c="2"/># e0,e1,s0,s1,w0,w1,w2 = message.position[2:9] </text:p>
      <text:p text:style-name="P1"><text:s text:c="2"/># print(e0,e1,s0,s1,w0,w1,w2)</text:p>
      <text:p text:style-name="P1"><text:s text:c="2"/>curr_value = np.array(message.position[9:16])</text:p>
      <text:p text:style-name="P1"><text:s text:c="2"/>if curr_value != [] and curr_value.shape[0] != 0:</text:p>
      <text:p text:style-name="P1"><text:s text:c="4"/>joint_angles = curr_value</text:p>
      <text:p text:style-name="P1"><text:s text:c="2"/># print(joint_angles.shape)</text:p>
      <text:p text:style-name="P1"/>
      <text:p text:style-name="P1">def talker(origin_frame):</text:p>
      <text:p text:style-name="P1"><text:s text:c="2"/>#Run this program as a new node in the ROS computation graph </text:p>
      <text:p text:style-name="P1"><text:s text:c="2"/>#called /talker.</text:p>
      <text:p text:style-name="P1"><text:s text:c="2"/>rospy.init_node('main_controller', anonymous=True)</text:p>
      <text:p text:style-name="P1"/>
      <text:p text:style-name="P1"><text:s text:c="2"/>#Create an instance of the rospy.Publisher object which we can </text:p>
      <text:p text:style-name="P1"><text:s text:c="2"/>#use to publish messages to a topic. </text:p>
      <text:p text:style-name="P1"><text:s text:c="2"/>pub = rospy.Publisher('gripper', String, queue_size=10)</text:p>
      <text:p text:style-name="P1"><text:s text:c="2"/></text:p>
      <text:p text:style-name="P1"><text:s text:c="2"/>#Create a tf buffer, which is primed with a tf listener</text:p>
      <text:p text:style-name="P1"><text:s text:c="2"/>tfBuffer = tf2_ros.Buffer()</text:p>
      <text:p text:style-name="P1"><text:s text:c="2"/>tfListener = tf2_ros.TransformListener(tfBuffer)</text:p>
      <text:p text:style-name="P1"/>
      <text:p text:style-name="P1"><text:s text:c="2"/>r = rospy.Rate(10)</text:p>
      <text:p text:style-name="P1"/>
      <text:p text:style-name="P1"><text:s text:c="2"/># Loop until the node is killed with Ctrl-C</text:p>
      <text:p text:style-name="P1"><text:s text:c="2"/>while not rospy.is_shutdown():</text:p>
      <text:p text:style-name="P1"><text:s text:c="4"/>trans = None</text:p>
      <text:p text:style-name="P1"><text:s text:c="4"/>try:</text:p>
      <text:p text:style-name="P1"><text:soft-page-break/><text:s text:c="6"/># trans_to_gripper = tfBuffer.lookup_transform(origin_frame, "right_gripper", rospy.Time())</text:p>
      <text:p text:style-name="P1"><text:s text:c="6"/># trans_to_base = tfBuffer.lookup_transform(origin_frame, "right_lower_shoulder", rospy.Time())</text:p>
      <text:p text:style-name="P1"><text:s text:c="6"/># # print(trans.transform.translation)</text:p>
      <text:p text:style-name="P1"/>
      <text:p text:style-name="P1"><text:s text:c="6"/># gun = trans_to_gripper.transform.translation</text:p>
      <text:p text:style-name="P1"><text:s text:c="6"/># goal = [0,0,0]</text:p>
      <text:p text:style-name="P1"><text:s text:c="6"/>rospy.Subscriber("robot/joint_states", JointState, callback)</text:p>
      <text:p text:style-name="P1"/>
      <text:p text:style-name="P1"><text:s text:c="6"/>if joint_angles != [] and joint_angles.shape[0] != 0:</text:p>
      <text:p text:style-name="P1"><text:s text:c="8"/>delta = np.absolute(JOINT_DEFAULT - joint_angles)</text:p>
      <text:p text:style-name="P1"><text:s text:c="8"/>error = np.divide(delta,JOINT_DEFAULT)</text:p>
      <text:p text:style-name="P1"><text:s text:c="8"/># print(np.amax(error))</text:p>
      <text:p text:style-name="P1"><text:s text:c="8"/># print(joint_angles.shape, JOINT_DEFAULT.shape)</text:p>
      <text:p text:style-name="P1"><text:s text:c="8"/># print(JOINT_DEFAULT - joint_angles)</text:p>
      <text:p text:style-name="P1"><text:s text:c="8"/>print(joint_angles)</text:p>
      <text:p text:style-name="P1"><text:s text:c="8"/># print(np.degrees(joint_angles))</text:p>
      <text:p text:style-name="P1"><text:s text:c="8"/># print(delta)</text:p>
      <text:p text:style-name="P1"><text:s text:c="8"/>if np.amax(error) &gt;= .1:</text:p>
      <text:p text:style-name="P1"><text:s text:c="10"/>print("go")</text:p>
      <text:p text:style-name="P1"><text:s text:c="10"/># gripper_sub.default_state(JOINT_DEFAULT)</text:p>
      <text:p text:style-name="P1"/>
      <text:p text:style-name="P1"><text:s text:c="4"/># aim_xy(end_coord, base_coord, cup_coord, joint_state)</text:p>
      <text:p text:style-name="P1"/>
      <text:p text:style-name="P1"><text:s text:c="4"/># Construct a string that we want to publish</text:p>
      <text:p text:style-name="P1"><text:s text:c="4"/># (In Python, the "%" operator functions similarly</text:p>
      <text:p text:style-name="P1"><text:s text:c="4"/># <text:s/>to sprintf in C or MATLAB)</text:p>
      <text:p text:style-name="P1"><text:s text:c="4"/># pub_string = raw_input('Type [open] or [close]: ')</text:p>
      <text:p text:style-name="P1"/>
      <text:p text:style-name="P1"><text:s text:c="4"/># Publish our string to the 'chatter_talk' topic</text:p>
      <text:p text:style-name="P1"><text:s text:c="4"/># pub.publish(pub_string)</text:p>
      <text:p text:style-name="P1"><text:s text:c="4"/>except (tf2_ros.LookupException, tf2_ros.ConnectivityException, tf2_ros.ExtrapolationException):</text:p>
      <text:p text:style-name="P1"><text:s text:c="6"/>print('loading')</text:p>
      <text:p text:style-name="P1"><text:s text:c="6"/>pass</text:p>
      <text:p text:style-name="P1"><text:s text:c="4"/>r.sleep()</text:p>
      <text:p text:style-name="P1"><text:s text:c="6"/></text:p>
      <text:p text:style-name="P1"># This is Python's sytax for a main() method, which is run by default</text:p>
      <text:p text:style-name="P1"># when exectued in the shell</text:p>
      <text:p text:style-name="P1">if __name__ == '__main__':</text:p>
      <text:p text:style-name="P1"><text:s text:c="2"/># Check if the node has received a signal to shut down</text:p>
      <text:p text:style-name="P1"><text:s text:c="2"/># If not, run the talker method</text:p>
      <text:p text:style-name="P1"><text:s text:c="2"/>try:</text:p>
      <text:p text:style-name="P1"><text:s text:c="4"/># rospy.init_node('shoot_once', anonymous=True)</text:p>
      <text:p text:style-name="P1"><text:s text:c="4"/>talker(sys.argv[1])</text:p>
      <text:p text:style-name="P1"><text:s text:c="2"/>except rospy.ROSInterruptException: 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2:37:16.559060235</meta:creation-date>
    <dc:date>2019-12-07T12:43:33.564862268</dc:date>
    <meta:editing-duration>PT6M17S</meta:editing-duration>
    <meta:editing-cycles>1</meta:editing-cycles>
    <meta:document-statistic meta:table-count="0" meta:image-count="0" meta:object-count="0" meta:page-count="2" meta:paragraph-count="81" meta:word-count="352" meta:character-count="3287" meta:non-whitespace-character-count="2749"/>
    <meta:generator>LibreOffice/5.1.6.2$Linux_X86_64 LibreOffice_project/10m0$Build-2</meta:generator>
  </office:meta>
</office:document-meta>
</file>